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909cm"/>
    </style:style>
    <style:style style:name="Таблица1.B" style:family="table-column">
      <style:table-column-properties style:column-width="5.302cm"/>
    </style:style>
    <style:style style:name="Таблица1.C" style:family="table-column">
      <style:table-column-properties style:column-width="2.191cm"/>
    </style:style>
    <style:style style:name="Таблица1.D" style:family="table-column">
      <style:table-column-properties style:column-width="7.6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709cm"/>
    </style:style>
    <style:style style:name="Таблица2.B" style:family="table-column">
      <style:table-column-properties style:column-width="2.191cm"/>
    </style:style>
    <style:style style:name="Таблица2.C" style:family="table-column">
      <style:table-column-properties style:column-width="12.11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a8abc" officeooo:paragraph-rsid="000a8abc" style:font-size-asian="18pt" style:font-weight-asian="bold" style:font-size-complex="18pt" style:font-weight-complex="bold"/>
    </style:style>
    <style:style style:name="P3" style:family="paragraph" style:parent-style-name="Text_20_body">
      <style:text-properties officeooo:rsid="000cfc2c" officeooo:paragraph-rsid="000cfc2c"/>
    </style:style>
    <style:style style:name="P4" style:family="paragraph" style:parent-style-name="Text_20_body">
      <style:text-properties officeooo:rsid="00140341" officeooo:paragraph-rsid="00140341"/>
    </style:style>
    <style:style style:name="P5" style:family="paragraph" style:parent-style-name="Text_20_body">
      <style:text-properties officeooo:rsid="001cf813" officeooo:paragraph-rsid="001cf813"/>
    </style:style>
    <style:style style:name="P6" style:family="paragraph" style:parent-style-name="Text_20_body">
      <style:text-properties officeooo:rsid="002061f0" officeooo:paragraph-rsid="002061f0"/>
    </style:style>
    <style:style style:name="P7" style:family="paragraph" style:parent-style-name="Text_20_body">
      <style:text-properties officeooo:rsid="00222147" officeooo:paragraph-rsid="00222147"/>
    </style:style>
    <style:style style:name="P8" style:family="paragraph" style:parent-style-name="Text_20_body">
      <style:text-properties officeooo:rsid="002328f6" officeooo:paragraph-rsid="002328f6"/>
    </style:style>
    <style:style style:name="P9" style:family="paragraph" style:parent-style-name="Text_20_body">
      <style:text-properties officeooo:rsid="00239e36" officeooo:paragraph-rsid="00239e36"/>
    </style:style>
    <style:style style:name="P10" style:family="paragraph" style:parent-style-name="Table_20_Contents">
      <style:text-properties officeooo:rsid="000cfc2c" officeooo:paragraph-rsid="000cfc2c"/>
    </style:style>
    <style:style style:name="P11" style:family="paragraph" style:parent-style-name="Table_20_Contents">
      <style:text-properties officeooo:rsid="000d1b4f" officeooo:paragraph-rsid="000d1b4f"/>
    </style:style>
    <style:style style:name="P12" style:family="paragraph" style:parent-style-name="Table_20_Contents">
      <style:text-properties officeooo:rsid="000e0e81" officeooo:paragraph-rsid="000e0e81"/>
    </style:style>
    <style:style style:name="P13" style:family="paragraph" style:parent-style-name="Table_20_Contents">
      <style:text-properties officeooo:rsid="00140341" officeooo:paragraph-rsid="00140341"/>
    </style:style>
    <style:style style:name="P14" style:family="paragraph" style:parent-style-name="Table_20_Contents">
      <style:text-properties officeooo:rsid="001490f4" officeooo:paragraph-rsid="001490f4"/>
    </style:style>
    <style:style style:name="P15" style:family="paragraph" style:parent-style-name="Table_20_Contents">
      <style:text-properties officeooo:rsid="0014bfde" officeooo:paragraph-rsid="0014bfde"/>
    </style:style>
    <style:style style:name="P16" style:family="paragraph" style:parent-style-name="Table_20_Contents">
      <style:text-properties style:font-name="DejaVu Sans Mono" officeooo:rsid="0014bfde" officeooo:paragraph-rsid="0014bfde"/>
    </style:style>
    <style:style style:name="P17" style:family="paragraph" style:parent-style-name="Table_20_Contents">
      <style:text-properties officeooo:rsid="0015d9a3" officeooo:paragraph-rsid="0015d9a3"/>
    </style:style>
    <style:style style:name="P18" style:family="paragraph" style:parent-style-name="Table_20_Contents">
      <style:text-properties officeooo:rsid="0017b30b" officeooo:paragraph-rsid="0017b30b"/>
    </style:style>
    <style:style style:name="P19" style:family="paragraph" style:parent-style-name="Table_20_Contents">
      <style:text-properties officeooo:rsid="001b6a15" officeooo:paragraph-rsid="001b6a15"/>
    </style:style>
    <style:style style:name="P20" style:family="paragraph" style:parent-style-name="Table_20_Contents">
      <style:text-properties officeooo:rsid="001c3102" officeooo:paragraph-rsid="001c3102"/>
    </style:style>
    <style:style style:name="P21" style:family="paragraph" style:parent-style-name="Heading_20_1">
      <style:text-properties officeooo:rsid="001cc2b7" officeooo:paragraph-rsid="001cc2b7"/>
    </style:style>
    <style:style style:name="P22" style:family="paragraph" style:parent-style-name="Heading_20_1">
      <style:paragraph-properties fo:break-before="page"/>
      <style:text-properties officeooo:rsid="000b9d2f" officeooo:paragraph-rsid="000b9d2f"/>
    </style:style>
    <style:style style:name="P23" style:family="paragraph" style:parent-style-name="Heading_20_1">
      <style:paragraph-properties fo:break-before="page"/>
      <style:text-properties officeooo:rsid="00128091" officeooo:paragraph-rsid="00128091"/>
    </style:style>
    <style:style style:name="P24" style:family="paragraph" style:parent-style-name="Heading_20_2">
      <style:text-properties officeooo:rsid="00239e36" officeooo:paragraph-rsid="00239e36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a8abc"/>
    </style:style>
    <style:style style:name="T2" style:family="text">
      <style:text-properties officeooo:rsid="000d1b4f"/>
    </style:style>
    <style:style style:name="T3" style:family="text">
      <style:text-properties officeooo:rsid="000fd36d"/>
    </style:style>
    <style:style style:name="T4" style:family="text">
      <style:text-properties officeooo:rsid="001490f4"/>
    </style:style>
    <style:style style:name="T5" style:family="text">
      <style:text-properties officeooo:rsid="0014bfde"/>
    </style:style>
    <style:style style:name="T6" style:family="text">
      <style:text-properties style:font-name="Liberation Serif"/>
    </style:style>
    <style:style style:name="T7" style:family="text">
      <style:text-properties style:font-name="DejaVu Sans Mono"/>
    </style:style>
    <style:style style:name="T8" style:family="text">
      <style:text-properties officeooo:rsid="001c3102"/>
    </style:style>
    <style:style style:name="T9" style:family="text">
      <style:text-properties officeooo:rsid="002438f9"/>
    </style:style>
    <style:style style:name="T10" style:family="text">
      <style:text-properties officeooo:rsid="00248630"/>
    </style:style>
    <style:style style:name="T11" style:family="text">
      <style:text-properties officeooo:rsid="0025203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alve controller documentation draft <text:span text:style-name="T1">26.12.2014</text:span></text:p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25"><text:a xlink:type="simple" xlink:href="#__RefHeading__265_1201596946" text:style-name="Index_20_Link" text:visited-style-name="Index_20_Link">Controller board pins assignment<text:tab/>2</text:a></text:p>
          <text:p text:style-name="P25"><text:a xlink:type="simple" xlink:href="#__RefHeading__267_1201596946" text:style-name="Index_20_Link" text:visited-style-name="Index_20_Link">Serial interface<text:tab/>3</text:a></text:p>
          <text:p text:style-name="P26"><text:a xlink:type="simple" xlink:href="#__RefHeading__269_1201596946" text:style-name="Index_20_Link" text:visited-style-name="Index_20_Link">Serial port settings<text:tab/>3</text:a></text:p>
          <text:p text:style-name="P26"><text:a xlink:type="simple" xlink:href="#__RefHeading__271_1201596946" text:style-name="Index_20_Link" text:visited-style-name="Index_20_Link">Communication protocol<text:tab/>3</text:a></text:p>
          <text:p text:style-name="P25"><text:a xlink:type="simple" xlink:href="#__RefHeading__441_1369072001" text:style-name="Index_20_Link" text:visited-style-name="Index_20_Link">Operation<text:tab/>4</text:a></text:p>
          <text:p text:style-name="P26"><text:a xlink:type="simple" xlink:href="#__RefHeading__443_1369072001" text:style-name="Index_20_Link" text:visited-style-name="Index_20_Link">Independent operation<text:tab/>4</text:a></text:p>
          <text:p text:style-name="P26"><text:a xlink:type="simple" xlink:href="#__RefHeading__445_1369072001" text:style-name="Index_20_Link" text:visited-style-name="Index_20_Link">Connected operation<text:tab/>4</text:a></text:p>
        </text:index-body>
      </text:table-of-content>
      <text:p text:style-name="P2"/>
      <text:h text:style-name="P22" text:outline-level="1"><text:bookmark-start text:name="__RefHeading__265_1201596946"/>Controller board pins assignment<text:bookmark-end text:name="__RefHeading__265_1201596946"/></text:h>
      <text:p text:style-name="P3">The valve controller is operated by a TI MSP430 LaunchPad development board with msp430g2553 controller.</text:p>
      <text:p text:style-name="P3">Controller pins are assigned the following way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0">Pin</text:p>
          </table:table-cell>
          <table:table-cell table:style-name="Таблица1.A1" office:value-type="string">
            <text:p text:style-name="P10">Function</text:p>
          </table:table-cell>
          <table:table-cell table:style-name="Таблица1.A1" office:value-type="string">
            <text:p text:style-name="P10">Direction</text:p>
          </table:table-cell>
          <table:table-cell table:style-name="Таблица1.D1" office:value-type="string">
            <text:p text:style-name="P10">States</text:p>
          </table:table-cell>
        </table:table-row>
        <table:table-row>
          <table:table-cell table:style-name="Таблица1.A2" office:value-type="string">
            <text:p text:style-name="P10">VCC</text:p>
          </table:table-cell>
          <table:table-cell table:style-name="Таблица1.A2" office:value-type="string">
            <text:p text:style-name="P10">3.3 V power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0</text:p>
          </table:table-cell>
          <table:table-cell table:style-name="Таблица1.A2" office:value-type="string">
            <text:p text:style-name="P10">N/C (Integrated red LED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1</text:p>
          </table:table-cell>
          <table:table-cell table:style-name="Таблица1.A2" office:value-type="string">
            <text:p text:style-name="P10">N/C (Integrated UART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2</text:p>
          </table:table-cell>
          <table:table-cell table:style-name="Таблица1.A2" office:value-type="string">
            <text:p text:style-name="P10">N/C (Integrated UART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3</text:p>
          </table:table-cell>
          <table:table-cell table:style-name="Таблица1.A2" office:value-type="string">
            <text:p text:style-name="P10">N/C (Integrated button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4</text:p>
          </table:table-cell>
          <table:table-cell table:style-name="Таблица1.A2" office:value-type="string">
            <text:p text:style-name="P10">ADC Vref+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0">Vref/5 analog signal (around 2V DC)</text:p>
          </table:table-cell>
        </table:table-row>
        <table:table-row>
          <table:table-cell table:style-name="Таблица1.A2" office:value-type="string">
            <text:p text:style-name="P10">P1.5</text:p>
          </table:table-cell>
          <table:table-cell table:style-name="Таблица1.A2" office:value-type="string">
            <text:p text:style-name="P10">ADC Ch.5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0">Vtrig/5 analog signal</text:p>
          </table:table-cell>
        </table:table-row>
        <table:table-row>
          <table:table-cell table:style-name="Таблица1.A2" office:value-type="string">
            <text:p text:style-name="P10">P1.6</text:p>
          </table:table-cell>
          <table:table-cell table:style-name="Таблица1.A2" office:value-type="string">
            <text:p text:style-name="P10">N/C (Integrated green LED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7</text:p>
          </table:table-cell>
          <table:table-cell table:style-name="Таблица1.A2" office:value-type="string">
            <text:p text:style-name="P10">ADC Ch.7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0">Vin/5 analog signal</text:p>
          </table:table-cell>
        </table:table-row>
        <table:table-row>
          <table:table-cell table:style-name="Таблица1.A2" office:value-type="string">
            <text:p text:style-name="P10">P2.0</text:p>
          </table:table-cell>
          <table:table-cell table:style-name="Таблица1.A2" office:value-type="string">
            <text:p text:style-name="P10">MCU <text:span text:style-name="T3">mode</text:span> out,</text:p>
            <text:p text:style-name="P10">activated by internal switch</text:p>
          </table:table-cell>
          <table:table-cell table:style-name="Таблица1.A2" office:value-type="string">
            <text:p text:style-name="P10">OUT</text:p>
          </table:table-cell>
          <table:table-cell table:style-name="Таблица1.D2" office:value-type="string">
            <text:p text:style-name="P10">High: output enabled, valve open</text:p>
            <text:p text:style-name="P10">Low: output disabled, valve closed</text:p>
          </table:table-cell>
        </table:table-row>
        <table:table-row>
          <table:table-cell table:style-name="Таблица1.A2" office:value-type="string">
            <text:p text:style-name="P10">P2.1</text:p>
          </table:table-cell>
          <table:table-cell table:style-name="Таблица1.A2" office:value-type="string">
            <text:p text:style-name="P10">Mixed mode close</text:p>
          </table:table-cell>
          <table:table-cell table:style-name="Таблица1.A2" office:value-type="string">
            <text:p text:style-name="P10">OUT</text:p>
          </table:table-cell>
          <table:table-cell table:style-name="Таблица1.D2" office:value-type="string">
            <text:p text:style-name="P10">High: normal operation</text:p>
            <text:p text:style-name="P10">Low: short pulse to activate the trigger and disable the output<text:span text:style-name="T2">(close the valve)</text:span></text:p>
          </table:table-cell>
        </table:table-row>
        <table:table-row>
          <table:table-cell table:style-name="Таблица1.A2" office:value-type="string">
            <text:p text:style-name="P10">P2.2</text:p>
          </table:table-cell>
          <table:table-cell table:style-name="Таблица1.A2" office:value-type="string">
            <text:p text:style-name="P11">N/C</text:p>
          </table:table-cell>
          <table:table-cell table:style-name="Таблица1.A2" office:value-type="string">
            <text:p text:style-name="P11">N/C</text:p>
          </table:table-cell>
          <table:table-cell table:style-name="Таблица1.D2" office:value-type="string">
            <text:p text:style-name="P11">N/A</text:p>
          </table:table-cell>
        </table:table-row>
        <table:table-row>
          <table:table-cell table:style-name="Таблица1.A2" office:value-type="string">
            <text:p text:style-name="P10">P2.3</text:p>
          </table:table-cell>
          <table:table-cell table:style-name="Таблица1.A2" office:value-type="string">
            <text:p text:style-name="P11">Mixed mode open</text:p>
          </table:table-cell>
          <table:table-cell table:style-name="Таблица1.A2" office:value-type="string">
            <text:p text:style-name="P11">OUT</text:p>
          </table:table-cell>
          <table:table-cell table:style-name="Таблица1.D2" office:value-type="string">
            <text:p text:style-name="P11">High: short pulse to activate the trigger and <text:s/>enable the output (open the valve)</text:p>
            <text:p text:style-name="P11">Low: normal operation</text:p>
          </table:table-cell>
        </table:table-row>
        <table:table-row>
          <table:table-cell table:style-name="Таблица1.A2" office:value-type="string">
            <text:p text:style-name="P10">P2.4</text:p>
          </table:table-cell>
          <table:table-cell table:style-name="Таблица1.A2" office:value-type="string">
            <text:p text:style-name="P11">Valve state indicator</text:p>
          </table:table-cell>
          <table:table-cell table:style-name="Таблица1.A2" office:value-type="string">
            <text:p text:style-name="P11">IN</text:p>
          </table:table-cell>
          <table:table-cell table:style-name="Таблица1.D2" office:value-type="string">
            <text:p text:style-name="P11">MCU internal pull-up to high,</text:p>
            <text:p text:style-name="P11">LOW: valve closed</text:p>
          </table:table-cell>
        </table:table-row>
        <table:table-row>
          <table:table-cell table:style-name="Таблица1.A2" office:value-type="string">
            <text:p text:style-name="P10">P2.5</text:p>
          </table:table-cell>
          <table:table-cell table:style-name="Таблица1.A2" office:value-type="string">
            <text:p text:style-name="P11">Valve state indicator</text:p>
          </table:table-cell>
          <table:table-cell table:style-name="Таблица1.A2" office:value-type="string">
            <text:p text:style-name="P11">IN</text:p>
          </table:table-cell>
          <table:table-cell table:style-name="Таблица1.D2" office:value-type="string">
            <text:p text:style-name="P11">MCU internal pull-up to high,</text:p>
            <text:p text:style-name="P11">LOW: valve open</text:p>
          </table:table-cell>
        </table:table-row>
        <table:table-row>
          <table:table-cell table:style-name="Таблица1.A2" office:value-type="string">
            <text:p text:style-name="P10">GND</text:p>
          </table:table-cell>
          <table:table-cell table:style-name="Таблица1.A2" office:value-type="string">
            <text:p text:style-name="P10">Board ground level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2">N/A</text:p>
          </table:table-cell>
        </table:table-row>
      </table:table>
      <text:p text:style-name="P3"/>
      <text:h text:style-name="P23" text:outline-level="1"><text:bookmark-start text:name="__RefHeading__267_1201596946"/>Serial interface<text:bookmark-end text:name="__RefHeading__267_1201596946"/></text:h>
      <text:p text:style-name="P4">Valve controller emulates a serial port and is operated using a simple serial-based protocol.</text:p>
      <text:h text:style-name="Heading_20_2" text:outline-level="2"><text:bookmark-start text:name="__RefHeading__269_1201596946"/>Serial port settings<text:bookmark-end text:name="__RefHeading__269_1201596946"/></text:h>
      <text:p text:style-name="P4">9600 bit/s, 8 bytes, 1 stop bit, no parity control.</text:p>
      <text:p text:style-name="P4">Setting of any bitrate higher than 9600 is internally overriden to 9600 bit/s by the USB-Serial converter.</text:p>
      <text:h text:style-name="Heading_20_2" text:outline-level="2"><text:bookmark-start text:name="__RefHeading__271_1201596946"/>Communication protocol<text:bookmark-end text:name="__RefHeading__271_1201596946"/></text:h>
      <text:p text:style-name="P4">Valve controller supports a limited set of single-character commands. There is no need to follow the command by CR-LF sequence. <text:span text:style-name="T4">Controller immediately responds with a sequence of lines, each terminated by CR-LF sequence.</text:span></text:p>
      <text:p text:style-name="P4">A summary of commands is provided in the following table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>Command</text:p>
          </table:table-cell>
          <table:table-cell table:style-name="Таблица2.A1" office:value-type="string">
            <text:p text:style-name="P13">Symbol</text:p>
          </table:table-cell>
          <table:table-cell table:style-name="Таблица2.C1" office:value-type="string">
            <text:p text:style-name="P13">Detailed description</text:p>
          </table:table-cell>
        </table:table-row>
        <table:table-row>
          <table:table-cell table:style-name="Таблица2.A2" office:value-type="string">
            <text:p text:style-name="P14">Identif<text:span text:style-name="T5">y</text:span></text:p>
          </table:table-cell>
          <table:table-cell table:style-name="Таблица2.A2" office:value-type="string">
            <text:p text:style-name="P15">i</text:p>
          </table:table-cell>
          <table:table-cell table:style-name="Таблица2.C2" office:value-type="string">
            <text:p text:style-name="P14">Print the board identification string.</text:p>
          </table:table-cell>
        </table:table-row>
        <table:table-row>
          <table:table-cell table:style-name="Таблица2.A2" office:value-type="string">
            <text:p text:style-name="P15">Get Voltages</text:p>
          </table:table-cell>
          <table:table-cell table:style-name="Таблица2.A2" office:value-type="string">
            <text:p text:style-name="P15">v</text:p>
          </table:table-cell>
          <table:table-cell table:style-name="Таблица2.C2" office:value-type="string">
            <text:p text:style-name="P15">Print threshold voltage, corresponding pressure, actual input voltage and corresponding pressure.</text:p>
            <text:p text:style-name="P15">Response format is the following:</text:p>
            <text:p text:style-name="P16">Vtr: 3499mV</text:p>
            <text:p text:style-name="P16">Ptr: 5.4E-8Torr</text:p>
            <text:p text:style-name="P16">Vin: 57mV</text:p>
            <text:p text:style-name="P16">Pin: 1.4E-11Torr</text:p>
          </table:table-cell>
        </table:table-row>
        <table:table-row>
          <table:table-cell table:style-name="Таблица2.A2" office:value-type="string">
            <text:p text:style-name="P15">Get valve position</text:p>
          </table:table-cell>
          <table:table-cell table:style-name="Таблица2.A2" office:value-type="string">
            <text:p text:style-name="P15">p</text:p>
          </table:table-cell>
          <table:table-cell table:style-name="Таблица2.C2" office:value-type="string">
            <text:p text:style-name="P15">Get the valve position indicator status. Possible answers are:</text:p>
            <text:p text:style-name="P16">UNDEF<text:span text:style-name="T6"> Both position switches read as open or closed.</text:span></text:p>
            <text:p text:style-name="P16">OPEN<text:span text:style-name="T6"> Position switch “open” reads as 0, “close” as 1</text:span></text:p>
            <text:p text:style-name="P16">CLOSED<text:span text:style-name="T6"> Position switch “open” reads as 1, “close” as 0</text:span></text:p>
          </table:table-cell>
        </table:table-row>
        <table:table-row>
          <table:table-cell table:style-name="Таблица2.A2" office:value-type="string">
            <text:p text:style-name="P17">Close the valve</text:p>
          </table:table-cell>
          <table:table-cell table:style-name="Таблица2.A2" office:value-type="string">
            <text:p text:style-name="P17">c</text:p>
          </table:table-cell>
          <table:table-cell table:style-name="Таблица2.C2" office:value-type="string">
            <text:p text:style-name="P17">Immediately send a trigger pulse to close the valve,</text:p>
            <text:p text:style-name="P17">deactivate the digital output. Returns “OK” as a confirmation</text:p>
          </table:table-cell>
        </table:table-row>
        <table:table-row>
          <table:table-cell table:style-name="Таблица2.A2" office:value-type="string">
            <text:p text:style-name="P17">Open the valve</text:p>
          </table:table-cell>
          <table:table-cell table:style-name="Таблица2.A2" office:value-type="string">
            <text:p text:style-name="P17">o</text:p>
          </table:table-cell>
          <table:table-cell table:style-name="Таблица2.C2" office:value-type="string">
            <text:p text:style-name="P17">Check that Vin&lt;Vthresh, send a trigger pulse to open the valve and activate the output if true.</text:p>
            <text:p text:style-name="P17">Returns “<text:span text:style-name="T7">OK</text:span>” if the operation succeded.</text:p>
            <text:p text:style-name="P17">Returns “<text:span text:style-name="T7">PERR</text:span>” if Vin&gt;=Vthresh.</text:p>
          </table:table-cell>
        </table:table-row>
        <table:table-row>
          <table:table-cell table:style-name="Таблица2.A2" office:value-type="string">
            <text:p text:style-name="P19">Get software threshold</text:p>
          </table:table-cell>
          <table:table-cell table:style-name="Таблица2.A2" office:value-type="string">
            <text:p text:style-name="P19">s</text:p>
          </table:table-cell>
          <table:table-cell table:style-name="Таблица2.C2" office:value-type="string">
            <text:p text:style-name="P19">Get the software-defined threshold.</text:p>
            <text:p text:style-name="P20">Response format is the following:</text:p>
            <text:p text:style-name="P16">V<text:span text:style-name="T8">st</text:span>: <text:span text:style-name="T8">1234</text:span>mV</text:p>
            <text:p text:style-name="P16">P<text:span text:style-name="T8">st</text:span>: <text:span text:style-name="T8">2</text:span>.4E-<text:span text:style-name="T8">10</text:span>Torr</text:p>
            <text:p text:style-name="P16">Vin: 57mV</text:p>
            <text:p text:style-name="P16">Pin: 1.4E-11Torr</text:p>
          </table:table-cell>
        </table:table-row>
        <table:table-row>
          <table:table-cell table:style-name="Таблица2.A2" office:value-type="string">
            <text:p text:style-name="P18">Unknown command</text:p>
          </table:table-cell>
          <table:table-cell table:style-name="Таблица2.A2" office:value-type="string">
            <text:p text:style-name="P18">any</text:p>
          </table:table-cell>
          <table:table-cell table:style-name="Таблица2.C2" office:value-type="string">
            <text:p text:style-name="P18">Board responds with a string “<text:span text:style-name="T7">Unknown command</text:span>” to any invalid symbol.</text:p>
          </table:table-cell>
        </table:table-row>
      </table:table>
      <text:h text:style-name="P21" text:outline-level="1"><text:bookmark-start text:name="__RefHeading__441_1369072001"/><text:soft-page-break/>Operation<text:bookmark-end text:name="__RefHeading__441_1369072001"/></text:h>
      <text:p text:style-name="P5">Valve controller can operate independently or in junction with a personal computer.</text:p>
      <text:h text:style-name="Heading_20_2" text:outline-level="2"><text:bookmark-start text:name="__RefHeading__443_1369072001"/>Independent operation<text:bookmark-end text:name="__RefHeading__443_1369072001"/></text:h>
      <text:p text:style-name="P6">In independent mode controller constantly tracks the input voltage and cuts the output at the moment the input voltage becomes higher than either software or hardware defined threshold voltages.</text:p>
      <text:p text:style-name="P7">Hardware-defined threshold voltage is adjusted by a variable resistor and can be monitored in PC-conneced mode using the terminal command “v”.</text:p>
      <text:p text:style-name="P8">Software-defined threshold is set using a short press of the “set” button: valve controller remembers the current input voltage as a threshold.</text:p>
      <text:p text:style-name="P8">To clear the threshold voltage, a “set” button should be pressed for more than a second.</text:p>
      <text:h text:style-name="P24" text:outline-level="2"><text:bookmark-start text:name="__RefHeading__445_1369072001"/>Connected operation<text:bookmark-end text:name="__RefHeading__445_1369072001"/></text:h>
      <text:p text:style-name="P9">In connected mode controller <text:span text:style-name="T9">works exactly</text:span> the same way as in independent mode, plus <text:span text:style-name="T11">all of the</text:span> terminal commands <text:span text:style-name="T10">described before</text:span> become avail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23:03:39.151051132</meta:creation-date>
    <dc:date>2014-12-27T17:01:05.856919898</dc:date>
    <meta:editing-duration>PT1H1M13S</meta:editing-duration>
    <meta:editing-cycles>32</meta:editing-cycles>
    <meta:generator>LibreOffice/4.2.5.2$Linux_X86_64 LibreOffice_project/420m0$Build-2</meta:generator>
    <meta:document-statistic meta:table-count="2" meta:image-count="0" meta:object-count="0" meta:page-count="4" meta:paragraph-count="144" meta:word-count="607" meta:character-count="3750" meta:non-whitespace-character-count="3286"/>
  </office:meta>
</office:document-meta>
</file>